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01"/>
        </table:table-row>
        <table:table-row table:style-name="ro14">
          <table:table-cell table:style-name="ce30"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20:03:40.29421379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1T01:08:13.017934143</dc:date>
    <meta:creation-date>2016-09-05T22:47:24Z</meta:creation-date>
    <meta:editing-cycles>1262</meta:editing-cycles>
    <meta:editing-duration>P25DT1H35M11S</meta:editing-duration>
    <meta:generator>LibreOffice/5.2.7.2$Linux_X86_64 LibreOffice_project/20m0$Build-2</meta:generator>
    <meta:document-statistic meta:table-count="4" meta:cell-count="3968" meta:object-count="0"/>
  </office:meta>
</office:document-meta>
</file>